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P</mi>
            <mrow>
              <mn>1</mn>
              <mo stretchy="false">=</mo>
              <mrow>
                <mi>P</mi>
                <mo stretchy="false">⋅</mo>
                <mover accent="true">
                  <mi>C</mi>
                  <mo>¯</mo>
                </mover>
              </mrow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i>P</mi>
            </mrow>
            <mrow>
              <mn>1</mn>
              <mo stretchy="false">+</mo>
              <mrow>
                <mi>S</mi>
                <mo stretchy="false">⋅</mo>
                <mi>H</mi>
                <mo stretchy="false">⋅</mo>
                <mi>E</mi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row>
                  <mi>P</mi>
                  <mo stretchy="false">⋅</mo>
                  <mover accent="true">
                    <mi>C</mi>
                    <mo>¯</mo>
                  </mover>
                </mrow>
                <mo stretchy="false">+</mo>
                <mrow>
                  <mi>S</mi>
                  <mo stretchy="false">⋅</mo>
                  <mi>H</mi>
                  <mo stretchy="false">⋅</mo>
                  <mi>E</mi>
                </mrow>
              </mrow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i>C</mi>
                <mo stretchy="false">+</mo>
                <mrow>
                  <mi>R</mi>
                  <mo stretchy="false">⋅</mo>
                  <mi>H</mi>
                  <mo stretchy="false">⋅</mo>
                  <mi>E</mi>
                </mrow>
              </mrow>
            </mrow>
          </mrow>
        </mtd>
      </mtr>
    </mtable>
    <annotation encoding="StarMath 5.0">P1=P cdot overline {C} newline newline

S0=P1 + S cdot H cdot E newline
S0=P cdot overline {C} + S cdot H cdot E newline newline

R0=C + R cdot H cdot E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0:17:02.932843668</meta:creation-date>
    <dc:date>2024-03-07T10:21:37.509000946</dc:date>
    <meta:editing-duration>PT4M34S</meta:editing-duration>
    <meta:editing-cycles>1</meta:editing-cycles>
    <meta:generator>LibreOffice/7.6.4.1$Linux_X86_64 LibreOffice_project/60$Build-1</meta:generator>
  </office:meta>
</office:document-meta>
</file>